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46cm"/>
    </style:style>
    <style:style style:name="co5" style:family="table-column">
      <style:table-column-properties fo:break-before="auto" style:column-width="4.475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7.571cm"/>
    </style:style>
    <style:style style:name="co9" style:family="table-column">
      <style:table-column-properties fo:break-before="auto" style:column-width="0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ordenacion">
      <style:table-properties table:display="true" style:writing-mode="lr-tb"/>
    </style:style>
    <style:style style:name="ta2" style:family="table" style:master-page-name="PageStyle_5f_Burbuja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4000" style:rotation-align="none"/>
    </style:style>
    <style:style style:name="ce6" style:family="table-cell" style:parent-style-name="Default">
      <style:table-cell-properties fo:background-color="#81d41a" style:rotation-align="none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rotation-align="none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rotation-align="none"/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rdenacio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column table:style-name="co8" table:default-cell-style-name="ce1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3" table:number-columns-repeated="8"/>
          <table:table-cell table:number-columns-repeated="4"/>
          <table:table-cell table:style-name="ce10" office:value-type="string" calcext:value-type="string">
            <text:p>Llista a ordenar [5,6,1,9,22,31,12,2 ]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Primer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2"/>
          <table:table-cell table:style-name="ce2" table:number-columns-repeated="7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2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2" table:number-columns-repeated="9"/>
          <table:table-cell table:style-name="ce8"/>
          <table:table-cell table:number-columns-repeated="1011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2" table:number-columns-repeated="9"/>
          <table:table-cell table:style-name="ce8"/>
          <table:table-cell table:number-columns-repeated="1011"/>
        </table:table-row>
        <table:table-row table:style-name="ro1">
          <table:table-cell table:number-columns-repeated="3"/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Intercanvi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primera pasad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Final de la primera pasada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Segon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segona pas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Final de la primera pasada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Tercer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tercera pas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Final de la tercera pasada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Cuart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cuarta pas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Final de la cuarta pasada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Cinquen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2" calcext:value-type="float">
            <text:p>22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quinta pas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Final de la quinta pasada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Sisen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Intercanvi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sisena pas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2" calcext:value-type="float">
            <text:p>22</text:p>
          </table:table-cell>
          <table:table-cell table:style-name="ce9" office:value-type="string" calcext:value-type="string">
            <text:p>Final de la sisena pasada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Intercanvi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Final de la setena pass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rbuja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number-columns-repeated="7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column table:style-name="co8" table:default-cell-style-name="ce1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6"/>
          <table:table-cell table:style-name="ce10" office:value-type="string" calcext:value-type="string">
            <text:p>Llista a ordenar [5,6,1,9,22,31,12,2 ]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Primer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tercanvi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9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7"/>
          <table:table-cell table:style-name="ce2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7"/>
          <table:table-cell table:style-name="ce2" table:number-columns-repeated="4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7"/>
          <table:table-cell table:style-name="ce2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7"/>
          <table:table-cell table:style-name="ce2" table:number-columns-repeated="4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7"/>
          <table:table-cell table:style-name="ce2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7"/>
          <table:table-cell table:style-name="ce2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primera pasa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Final de la primera pasada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Segon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Intercanvi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1" calcext:value-type="float">
            <text:p>31</text:p>
          </table:table-cell>
          <table:table-cell table:style-name="ce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1" calcext:value-type="float">
            <text:p>31</text:p>
          </table:table-cell>
          <table:table-cell table:style-name="ce2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10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segona pas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Final de la segona pasada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Tercer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2"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2" office:value-type="string" calcext:value-type="string">
            <text:p>Intercanvi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number-columns-repeated="1011"/>
        </table:table-row>
        <table:table-row table:style-name="ro1">
          <table:table-cell table:number-columns-repeated="4"/>
          <table:table-cell table:style-name="ce2" table:number-columns-repeated="9"/>
          <table:table-cell table:number-columns-repeated="1011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tercera pas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Final de la tercera pasada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Cuart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2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cuarta pas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Final de la cuarta pasada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Cinquen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Es queden igual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2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quinta pas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Final de la quinta pasada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Sisena pasada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cció</text:p>
          </table:table-cell>
          <table:table-cell table:style-name="ce3" office:value-type="string" calcext:value-type="string">
            <text:p>Comparacions</text:p>
          </table:table-cell>
          <table:table-cell table:style-name="ce3" office:value-type="string" calcext:value-type="string">
            <text:p>Total Comparacion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Es queden igual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8" office:value-type="string" calcext:value-type="string">
            <text:p>Intercanv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Final de la sisena pasad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Final de la sisena pasada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Hoja2" style:display-name="PageStyle_Hoja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rdenacion" style:display-name="PageStyle_ordenacion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urbuja" style:display-name="PageStyle_Burbuj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2T18:26:46</meta:creation-date>
    <dc:language>es-ES</dc:language>
    <dc:date>2023-11-08T20:30:45.252902810</dc:date>
    <meta:editing-cycles>10</meta:editing-cycles>
    <meta:editing-duration>PT11H45M13S</meta:editing-duration>
    <meta:generator>LibreOffice/7.3.7.2$Linux_X86_64 LibreOffice_project/30$Build-2</meta:generator>
    <meta:document-statistic meta:table-count="3" meta:cell-count="735" meta:object-count="0"/>
  </office:meta>
</office:document-meta>
</file>